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27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ad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parcell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ueilleur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ategory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ategori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categori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category depen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ategory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ategory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ategory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iste variete + btn update + btn dele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utilisat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login utilisat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log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gin Utilisat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utilisateu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fonction insert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roduction parcelle par mo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vue cueillette total parcelle par moi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creer vue reste parcelle par moi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rmulaire cueillet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…… → insert cueillette</text:p>
          </table:table-cell>
          <table:table-cell table:number-columns-repeated="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Saisie Cueillet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creer fonction get reste parcelle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vue poids total cueillette par mo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creer vue depense total par mois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3T07:45:36.145000000</dc:date>
    <meta:editing-duration>PT7H51M14S</meta:editing-duration>
    <meta:editing-cycles>10</meta:editing-cycles>
    <meta:generator>LibreOffice/7.4.4.2$Windows_X86_64 LibreOffice_project/85569322deea74ec9134968a29af2df5663baa21</meta:generator>
    <meta:document-statistic meta:table-count="1" meta:cell-count="401" meta:object-count="0"/>
  </office:meta>
</office:document-meta>
</file>